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08897"/>
    </style:style>
    <style:style style:name="P2" style:family="paragraph" style:parent-style-name="Standard">
      <style:text-properties officeooo:rsid="0001cb8b" officeooo:paragraph-rsid="0001cb8b"/>
    </style:style>
    <style:style style:name="P3" style:family="paragraph" style:parent-style-name="Standard">
      <style:text-properties officeooo:rsid="0001cb8b" officeooo:paragraph-rsid="000244de"/>
    </style:style>
    <style:style style:name="P4" style:family="paragraph" style:parent-style-name="Standard">
      <style:text-properties officeooo:paragraph-rsid="0001cb8b"/>
    </style:style>
    <style:style style:name="P5" style:family="paragraph" style:parent-style-name="Standard">
      <style:text-properties fo:font-weight="bold" officeooo:paragraph-rsid="0001cb8b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0244de" officeooo:paragraph-rsid="000244de"/>
    </style:style>
    <style:style style:name="P8" style:family="paragraph" style:parent-style-name="Standard">
      <style:text-properties officeooo:rsid="0002f596" officeooo:paragraph-rsid="0002f596"/>
    </style:style>
    <style:style style:name="P9" style:family="paragraph" style:parent-style-name="Text_20_body">
      <style:text-properties officeooo:paragraph-rsid="0002f596"/>
    </style:style>
    <style:style style:name="P10" style:family="paragraph" style:parent-style-name="Standard">
      <style:text-properties officeooo:rsid="0003b721" officeooo:paragraph-rsid="0003b721"/>
    </style:style>
    <style:style style:name="P11" style:family="paragraph" style:parent-style-name="Standard">
      <style:text-properties officeooo:rsid="0006b7af" officeooo:paragraph-rsid="0006b7af"/>
    </style:style>
    <style:style style:name="P12" style:family="paragraph" style:parent-style-name="Standard">
      <style:text-properties officeooo:paragraph-rsid="00057598"/>
    </style:style>
    <style:style style:name="P13" style:family="paragraph" style:parent-style-name="Standard">
      <style:text-properties officeooo:rsid="0006f447" officeooo:paragraph-rsid="0006f447"/>
    </style:style>
    <style:style style:name="P14" style:family="paragraph" style:parent-style-name="Standard">
      <style:text-properties officeooo:paragraph-rsid="00053ea5"/>
    </style:style>
    <style:style style:name="P15" style:family="paragraph" style:parent-style-name="Standard">
      <style:text-properties officeooo:rsid="000c6233" officeooo:paragraph-rsid="000c6233"/>
    </style:style>
    <style:style style:name="P16" style:family="paragraph" style:parent-style-name="Standard">
      <style:text-properties officeooo:rsid="000c6233" officeooo:paragraph-rsid="000e3249"/>
    </style:style>
    <style:style style:name="P17" style:family="paragraph" style:parent-style-name="Standard">
      <style:text-properties officeooo:paragraph-rsid="000c6233"/>
    </style:style>
    <style:style style:name="P18" style:family="paragraph" style:parent-style-name="Standard">
      <style:text-properties officeooo:paragraph-rsid="000e3249"/>
    </style:style>
    <style:style style:name="P19" style:family="paragraph" style:parent-style-name="Standard">
      <style:text-properties officeooo:rsid="000e3249" officeooo:paragraph-rsid="000e3249"/>
    </style:style>
    <style:style style:name="P20" style:family="paragraph" style:parent-style-name="Standard">
      <style:text-properties officeooo:paragraph-rsid="0010d1c4"/>
    </style:style>
    <style:style style:name="P21" style:family="paragraph" style:parent-style-name="Standard">
      <style:text-properties officeooo:rsid="00120f64" officeooo:paragraph-rsid="00120f64"/>
    </style:style>
    <style:style style:name="P22" style:family="paragraph" style:parent-style-name="Standard">
      <style:text-properties officeooo:rsid="00120f64" officeooo:paragraph-rsid="001980f3"/>
    </style:style>
    <style:style style:name="P23" style:family="paragraph" style:parent-style-name="Standard">
      <style:text-properties officeooo:paragraph-rsid="00153b8f"/>
    </style:style>
    <style:style style:name="P24" style:family="paragraph" style:parent-style-name="Text_20_body">
      <style:text-properties officeooo:rsid="00153b8f" officeooo:paragraph-rsid="00153b8f"/>
    </style:style>
    <style:style style:name="P25" style:family="paragraph" style:parent-style-name="Standard">
      <style:text-properties officeooo:rsid="001855a3" officeooo:paragraph-rsid="001855a3"/>
    </style:style>
    <style:style style:name="P26" style:family="paragraph" style:parent-style-name="Standard">
      <style:text-properties officeooo:rsid="001855a3" officeooo:paragraph-rsid="001980f3"/>
    </style:style>
    <style:style style:name="P27" style:family="paragraph" style:parent-style-name="Standard">
      <style:text-properties officeooo:rsid="001980f3" officeooo:paragraph-rsid="001980f3"/>
    </style:style>
    <style:style style:name="P28" style:family="paragraph" style:parent-style-name="Standard">
      <style:text-properties officeooo:paragraph-rsid="0019b366"/>
    </style:style>
    <style:style style:name="P29" style:family="paragraph" style:parent-style-name="Standard">
      <style:text-properties officeooo:rsid="001855a3" officeooo:paragraph-rsid="001980f3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officeooo:rsid="00120f64" officeooo:paragraph-rsid="001980f3"/>
    </style:style>
    <style:style style:name="P32" style:family="paragraph" style:parent-style-name="Standard">
      <style:text-properties officeooo:rsid="001980f3" officeooo:paragraph-rsid="001980f3"/>
    </style:style>
    <style:style style:name="P33" style:family="paragraph" style:parent-style-name="Text_20_body" style:list-style-name="L1">
      <style:text-properties officeooo:paragraph-rsid="0002f596"/>
    </style:style>
    <style:style style:name="P34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2f596" style:text-blinking="false" fo:background-color="transparent"/>
    </style:style>
    <style:style style:name="T1" style:family="text">
      <style:text-properties officeooo:rsid="0001cb8b"/>
    </style:style>
    <style:style style:name="T2" style:family="text">
      <style:text-properties officeooo:rsid="000244de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3c78d8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officeooo:rsid="00053ea5"/>
    </style:style>
    <style:style style:name="T7" style:family="text">
      <style:text-properties officeooo:rsid="000aafcd"/>
    </style:style>
    <style:style style:name="T8" style:family="text">
      <style:text-properties officeooo:rsid="000c6233"/>
    </style:style>
    <style:style style:name="T9" style:family="text">
      <style:text-properties officeooo:rsid="000e3249"/>
    </style:style>
    <style:style style:name="T10" style:family="text">
      <style:text-properties officeooo:rsid="0014e077"/>
    </style:style>
    <style:style style:name="T11" style:family="text">
      <style:text-properties officeooo:rsid="00153b8f"/>
    </style:style>
    <style:style style:name="T12" style:family="text">
      <style:text-properties officeooo:rsid="00120f64"/>
    </style:style>
    <style:style style:name="T13" style:family="text">
      <style:text-properties officeooo:rsid="001855a3"/>
    </style:style>
    <style:style style:name="T14" style:family="text">
      <style:text-properties officeooo:rsid="001980f3"/>
    </style:style>
    <style:style style:name="T15" style:family="text">
      <style:text-properties officeooo:rsid="0019b366"/>
    </style:style>
    <style:style style:name="T16" style:family="text">
      <style:text-properties officeooo:rsid="001aa4f7"/>
    </style:style>
    <style:style style:name="T17" style:family="text">
      <style:text-properties officeooo:rsid="001cbc2f"/>
    </style:style>
    <style:style style:name="T18" style:family="text">
      <style:text-properties officeooo:rsid="001dfcd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3:</text:p>
      <text:p text:style-name="Standard"><text:s/>Sea R = (ABCDGH) y F = {A → BC; <text:span text:style-name="T6"><text:s/></text:span>CG → HD; B<text:span text:style-name="T7">A</text:span> → H}.</text:p>
      <text:p text:style-name="Standard"/>
      <text:p text:style-name="P6">a) Dar una derivación de AG→D</text:p>
      <text:p text:style-name="P2">A→ <text:span text:style-name="T2">BC</text:span></text:p>
      <text:p text:style-name="P2">{<text:span text:style-name="T2">aumentatividad</text:span>}</text:p>
      <text:p text:style-name="P2">AG→<text:span text:style-name="T2">B</text:span>CG</text:p>
      <text:p text:style-name="P3">{<text:span text:style-name="T2">reflexividad </text:span><text:span text:style-name="T8">AG → CG </text:span><text:span text:style-name="T2">y transitividad con </text:span><text:span text:style-name="T8">2</text:span>}</text:p>
      <text:p text:style-name="P2">AG→HD</text:p>
      <text:p text:style-name="P2">{<text:span text:style-name="T2">reflexividad HD→D y transitividad</text:span>}</text:p>
      <text:p text:style-name="P2">AG→D</text:p>
      <text:p text:style-name="P2"/>
      <text:p text:style-name="P5">b) Dar una dependencia que no está en F+. Justifique su respuesta. </text:p>
      <text:p text:style-name="P2">H→B</text:p>
      <text:p text:style-name="P7">Uso la regla de cierre, deducir con cierre, no puedo</text:p>
      <text:p text:style-name="P8">alfa-&gt;beta se deduce de F sii beta esta contenido en alfa+</text:p>
      <text:p text:style-name="P4"><text:span text:style-name="T1">h+ = H </text:span><text:span text:style-name="T2">B no esta en h+ por lo que H→B no es una dependencia funcional de F+ </text:span></text:p>
      <text:p text:style-name="P4"/>
      <text:p text:style-name="P5">c) Listar claves candidatas de F. Probar para una de ellas que es clave candidata.</text:p>
      <text:p text:style-name="P9"><text:bookmark text:name="docs-internal-guid-87865cbe-7fff-2e92-98ac-72312e7bd8d0"/><text:span text:style-name="T3">𝛂 </text:span><text:span text:style-name="T5">clave candidata</text:span><text:span text:style-name="T3"> </text:span><text:span text:style-name="T4">de R si y solo si: </text:span></text:p>
      <text:list xml:id="list716141737" text:style-name="L1">
        <text:list-item>
          <text:p text:style-name="P33"><text:span text:style-name="T3">𝛂 </text:span><text:span text:style-name="T4">superclave de R</text:span></text:p>
        </text:list-item>
        <text:list-item>
          <text:p text:style-name="P34">para todo A en 𝛂: 𝛂 - {A} no es superclave de R</text:p>
        </text:list-item>
      </text:list>
      <text:p text:style-name="P8">Son superclaves minimales: </text:p>
      <text:p text:style-name="P10">AG→ABCGHD</text:p>
      <text:p text:style-name="P10"/>
      <text:p text:style-name="P11">A+ = ABC<text:span text:style-name="T17">H</text:span> != R</text:p>
      <text:p text:style-name="P11">G+ = G </text:p>
      <text:p text:style-name="P4"/>
      <text:p text:style-name="P6">d) De un cubrimiento canónico de F .</text:p>
      <text:p text:style-name="P12">F = {A → BC;<text:span text:style-name="T6"> </text:span>CG → HD; B<text:span text:style-name="T7">A</text:span> → H}</text:p>
      <text:p text:style-name="P13">hacer union (eliminar izquierdas repetidas)</text:p>
      <text:p text:style-name="P13">eliminar un atributo raro.</text:p>
      <text:p text:style-name="P14">{A → BC<text:span text:style-name="T6">; </text:span>CG → HD; <text:span text:style-name="T10">A</text:span> → H}</text:p>
      <text:p text:style-name="P15"><text:span text:style-name="T10">A</text:span>→H</text:p>
      <text:p text:style-name="P15">{aumentatividad]</text:p>
      <text:p text:style-name="P15">BA→H<text:span text:style-name="T11">B</text:span></text:p>
      <text:p text:style-name="P15">{Descomposicion]</text:p>
      <text:p text:style-name="P15">BA→H</text:p>
      <text:p text:style-name="P24">luego usando union tenemos (de las DF con A lado izq)</text:p>
      <text:p text:style-name="Text_20_body">F' = { A -&gt; BCH, CG -&gt; HD }</text:p>
      <text:p text:style-name="Text_20_body">luego como no tenemos mas atributos raros F' es cubrimiento canonico de F</text:p>
      <text:p text:style-name="P23"/>
      <text:p text:style-name="P6">Ejercicio 4:</text:p>
      <text:p text:style-name="P1">Sea R = (ABCDGH) y F = {A → BC; CG → HD; B<text:span text:style-name="T8">A</text:span> → H}.</text:p>
      <text:p text:style-name="Standard">a) De una descomposición de R en 3FN. Justificar</text:p>
      <text:p text:style-name="P18"><text:span text:style-name="T9">Calculamos Fc = </text:span>{A → BC<text:span text:style-name="T6">; </text:span>CG → HD; B → H}</text:p>
      <text:p text:style-name="P18"><text:span text:style-name="T9">Por cada DF armamos una tabla</text:span><text:line-break/><text:span text:style-name="T8">(ABC , CGHD, BH) </text:span></text:p>
      <text:p text:style-name="P19"><text:soft-page-break/>no hay ningun Ri con clave candidata, genero una.</text:p>
      <text:p text:style-name="P16">(ABC , CGHD, BH, <text:s/>AG) </text:p>
      <text:p text:style-name="P18"><text:span text:style-name="T9">Justificacion: </text:span><text:span text:style-name="T8">algoritmo de descomposición 3FN</text:span></text:p>
      <text:p text:style-name="P17"/>
      <text:p text:style-name="P20">b) De una descomposición de R en FNBC. Justificar que cada dependencia funcional utilizada sea testigo y que la descomposición encontrada quedó en FNBC. </text:p>
      <text:p text:style-name="P21">Tomo Fc para las dep:</text:p>
      <text:p text:style-name="P21"/>
      <text:p text:style-name="P25"/>
      <text:p text:style-name="P21"><text:s/>R = (ABCDGH) y F = {A → BC<text:span text:style-name="T16">H</text:span>; CG → HD}</text:p>
      <text:p text:style-name="P21"/>
      <text:p text:style-name="P25">resultado = <text:span text:style-name="T14">{</text:span>R<text:span text:style-name="T14">}</text:span></text:p>
      <text:p text:style-name="P25">Chequeo si R está en FNBC para cada subconjunto α (paro si encuentro una dep testigo<text:span text:style-name="T15">)</text:span></text:p>
      <text:p text:style-name="P26"/>
      <text:p text:style-name="P26">α+⋂ (Ri-α) = ∅ <text:span text:style-name="T14">V Ri</text:span> ⊆ <text:s/>α+</text:p>
      <text:p text:style-name="P26"/>
      <text:p text:style-name="P28"><text:span text:style-name="T12">A+ = </text:span><text:span text:style-name="T15">A</text:span><text:span text:style-name="T12">BCH <text:line-break/></text:span><text:span text:style-name="T15">A</text:span><text:span text:style-name="T12">BCH </text:span>⋂ <text:span text:style-name="T12"><text:s/>(ABCDGH-A) = BCH !</text:span><text:span text:style-name="T13">= ∅</text:span></text:p>
      <text:p text:style-name="P21"><text:line-break/><text:span text:style-name="T15">Genero dependencia funcional testigo</text:span></text:p>
      <text:p text:style-name="P26">α → (α+ – α) ∩ Ri.</text:p>
      <text:p text:style-name="P21">dep fun testigo A→BCH<text:line-break/><text:line-break/><text:span text:style-name="T15">Hago la particion</text:span></text:p>
      <text:p text:style-name="P21"/>
      <text:p text:style-name="P22"><text:span text:style-name="T18"># </text:span>resultado := (resultado – Ri) ∪ (Ri – β) ∪ (α, β);</text:p>
      <text:p text:style-name="P22"><text:span text:style-name="T18"># estya mal </text:span>result = (result - (A+)) U ((A+) - {B,C}) U ({A,B,C}) = {D,G} U {A,H} U {A,B,C}</text:p>
      <text:p text:style-name="P21"/>
      <text:p text:style-name="P22"><text:span text:style-name="T14">resultado </text:span>= <text:span text:style-name="T14">{{R}-{R}} </text:span>∪<text:span text:style-name="T14">{(ABCDGH-</text:span> <text:span text:style-name="T14">BCH)} </text:span>∪ <text:span text:style-name="T14">{(</text:span>ABCH<text:span text:style-name="T14">)</text:span>}</text:p>
      <text:p text:style-name="P27">resultado = <text:span text:style-name="T15">{R1,R2} con R1= (</text:span>ADG) <text:span text:style-name="T15">R2 = </text:span>(ABCH)</text:p>
      <text:p text:style-name="P27"/>
      <text:p text:style-name="P21">chequeo R2</text:p>
      <text:p text:style-name="P21">B+ = BH <text:s/>B no es superclave</text:p>
      <text:p text:style-name="P21">B→H es testigo</text:p>
      <text:p text:style-name="P21"/>
      <text:p text:style-name="P21">R = {R1 = ADG ,R2 = ABC, R3=BH}</text:p>
      <text:p text:style-name="P21">R3 FNBC</text:p>
      <text:p text:style-name="P21"/>
      <text:p text:style-name="P21">Chequeo R2:</text:p>
      <text:p text:style-name="P21">A<text:span text:style-name="T18">+</text:span> superclave</text:p>
      <text:p text:style-name="P21">B trivial <text:span text:style-name="T18">(todas las dependencias con lado izquierdo B son triviales)</text:span></text:p>
      <text:p text:style-name="P21">C trivial</text:p>
      <text:p text:style-name="P21">AB superclave</text:p>
      <text:p text:style-name="P21">BC trivial</text:p>
      <text:p text:style-name="P21">R2 FNBC</text:p>
      <text:p text:style-name="P21"/>
      <text:p text:style-name="P21">Chequeo R1</text:p>
      <text:p text:style-name="P21">A super</text:p>
      <text:p text:style-name="P21">D trivial</text:p>
      <text:p text:style-name="P21">G trivial</text:p>
      <text:p text:style-name="P21">CG trivial</text:p>
      <text:p text:style-name="P21">R1 FNB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2:06:39.740016370</meta:creation-date>
    <meta:editing-duration>PT6H48M53S</meta:editing-duration>
    <meta:editing-cycles>7</meta:editing-cycles>
    <meta:generator>LibreOffice/7.2.2.2$Linux_X86_64 LibreOffice_project/20$Build-2</meta:generator>
    <dc:date>2021-11-23T16:00:20.151187394</dc:date>
    <meta:document-statistic meta:table-count="0" meta:image-count="0" meta:object-count="0" meta:page-count="2" meta:paragraph-count="76" meta:word-count="494" meta:character-count="2355" meta:non-whitespace-character-count="1918"/>
  </office:meta>
</office:document-meta>
</file>